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inam@sysadmin-Inspiron-3647:~/public_html/webtutorial/student$ ssh-keygen</text:p>
      <text:p text:style-name="Standard">Generating public/private rsa key pair.</text:p>
      <text:p text:style-name="Standard">Enter file in which to save the key (/home/vinam/.ssh/id_rsa): </text:p>
      <text:p text:style-name="Standard">Enter passphrase (empty for no passphrase): </text:p>
      <text:p text:style-name="Standard">Enter same passphrase again: </text:p>
      <text:p text:style-name="Standard">Your identification has been saved in /home/vinam/.ssh/id_rsa.</text:p>
      <text:p text:style-name="Standard">Your public key has been saved in /home/vinam/.ssh/id_rsa.pub.</text:p>
      <text:p text:style-name="Standard">The key fingerprint is:</text:p>
      <text:p text:style-name="Standard">SHA256:aPiqj3vB73Ab6VWJn42AYUvwGOjBY7vddQCb/FlkQE0 vinam@sysadmin-Inspiron-3647</text:p>
      <text:p text:style-name="Standard">The key's randomart image is:</text:p>
      <text:p text:style-name="Standard">+---[RSA 2048]----+</text:p>
      <text:p text:style-name="Standard">| . .o .oo+E <text:s text:c="5"/>|</text:p>
      <text:p text:style-name="Standard">| <text:s/>* <text:s/>* o.o. <text:s text:c="5"/>|</text:p>
      <text:p text:style-name="Standard">| o +. O <text:s/>.. <text:s text:c="5"/>|</text:p>
      <text:p text:style-name="Standard">| <text:s/>o <text:s/>+ *.+.. <text:s text:c="4"/>|</text:p>
      <text:p text:style-name="Standard">| <text:s text:c="2"/>+..=.S.o <text:s text:c="5"/>|</text:p>
      <text:p text:style-name="Standard">| <text:s/>. +o.. + + <text:s text:c="4"/>|</text:p>
      <text:p text:style-name="Standard">| <text:s text:c="3"/>.o= . + . <text:s text:c="3"/>|</text:p>
      <text:p text:style-name="Standard">| <text:s text:c="2"/>..=.+ <text:s text:c="8"/>|</text:p>
      <text:p text:style-name="Standard">| <text:s/>+=o.+ <text:s text:c="9"/>|</text:p>
      <text:p text:style-name="Standard">+----[SHA256]-----+</text:p>
      <text:p text:style-name="Standard">vinam@sysadmin-Inspiron-3647:~/public_html/webtutorial/student$ cat /home/vinam/.ssh/id_rsa.pub</text:p>
      <text:p text:style-name="Standard">ssh-rsa AAAAB3NzaC1yc2EAAAADAQABAAABAQCcu85ql7EfUupcOeezL1c5Oatc4kqWgm0JG9XLaG+nH8qaX/dEdX8VbNe0yRoQ1oozrIuY9wFSA+21xsC7/Tjsi/VMUkHfxO+1itCyrXZ/A+c/tNIQfJvEGZT0VsZYfKTi1LOS2aadj5MusiiJ/WoF5l68whHjvPTg8l9nxJWfCPtzZQZQqMWbQoIZDKBxC6x0l5OskSKSXXkrqayQmzt94u+obcotZ8qYcwAAiNf+4JwzmtYdf3p3cuV/x0Ev9IU0GImkmOH7f3niWu3/LtID4ehEQ5BCd/OfilR6sB22SxjPcEWFGMmcI7w87THXk65Qwd4SASl72HFNT3cOEZQ7 vinam@sysadmin-Inspiron-3647</text:p>
      <text:p text:style-name="Standard">vinam@sysadmin-Inspiron-3647:~/public_html/webtutorial/student$ </text:p>
      <text:p text:style-name="Standard">vinam@sysadmin-Inspiron-3647:~/public_html/webtutorial/student$ </text:p>
      <text:p text:style-name="Standard">vinam@sysadmin-Inspiron-3647:~/public_html/webtutorial/student$ cd ..</text:p>
      <text:p text:style-name="Standard">vinam@sysadmin-Inspiron-3647:~/public_html/webtutorial$ cd ..</text:p>
      <text:p text:style-name="Standard">vinam@sysadmin-Inspiron-3647:~/public_html$ ll</text:p>
      <text:p text:style-name="Standard">total 16</text:p>
      <text:p text:style-name="Standard">drwxr-xr-x <text:s/>3 vinam vinam 4096 Jul <text:s/>2 16:49 ./</text:p>
      <text:p text:style-name="Standard">drwxr-xr-x 20 vinam vinam 4096 Jul <text:s/>2 16:29 ../</text:p>
      <text:p text:style-name="Standard">-rw-r--r-- <text:s/>1 vinam vinam <text:s text:c="2"/>24 Jun 30 15:51 index.php</text:p>
      <text:p text:style-name="Standard">drwxr-xr-x <text:s/>3 vinam vinam 4096 Jun 30 15:58 webtutorial/</text:p>
      <text:p text:style-name="Standard">vinam@sysadmin-Inspiron-3647:~/public_html$ git clone git@github.com:sreejith1981/project1.git</text:p>
      <text:p text:style-name="Standard">Cloning into 'project1'...</text:p>
      <text:p text:style-name="Standard">The authenticity of host 'github.com (192.30.253.112)' can't be established.</text:p>
      <text:p text:style-name="Standard">RSA key fingerprint is SHA256:nThbg6kXUpJWGl7E1IGOCspRomTxdCARLviKw6E5SY8.</text:p>
      <text:p text:style-name="Standard">Are you sure you want to continue connecting (yes/no)? yes</text:p>
      <text:p text:style-name="Standard">Warning: Permanently added 'github.com,192.30.253.112' (RSA) to the list of known hosts.</text:p>
      <text:p text:style-name="Standard">remote: Counting objects: 3, done.</text:p>
      <text:p text:style-name="Standard">remote: Total 3 (delta 0), reused 0 (delta 0), pack-reused 0</text:p>
      <text:p text:style-name="Standard">Receiving objects: 100% (3/3), done.</text:p>
      <text:p text:style-name="Standard">vinam@sysadmin-Inspiron-3647:~/public_html$ </text:p>
      <text:p text:style-name="Standard">vinam@sysadmin-Inspiron-3647:~/public_html$ </text:p>
      <text:p text:style-name="Standard">vinam@sysadmin-Inspiron-3647:~/public_html$ ll</text:p>
      <text:p text:style-name="Standard">total 20</text:p>
      <text:p text:style-name="Standard">drwxr-xr-x <text:s/>4 vinam vinam 4096 Jul <text:s/>2 17:15 ./</text:p>
      <text:p text:style-name="Standard"><text:soft-page-break/>drwxr-xr-x 20 vinam vinam 4096 Jul <text:s/>2 16:29 ../</text:p>
      <text:p text:style-name="Standard">-rw-r--r-- <text:s/>1 vinam vinam <text:s text:c="2"/>24 Jun 30 15:51 index.php</text:p>
      <text:p text:style-name="Standard">drwxr-xr-x <text:s/>3 vinam vinam 4096 Jul <text:s/>2 17:15 project1/</text:p>
      <text:p text:style-name="Standard">drwxr-xr-x <text:s/>3 vinam vinam 4096 Jun 30 15:58 webtutorial/</text:p>
      <text:p text:style-name="Standard">vinam@sysadmin-Inspiron-3647:~/public_html$ cd project1/</text:p>
      <text:p text:style-name="Standard">vinam@sysadmin-Inspiron-3647:~/public_html/project1$ ll</text:p>
      <text:p text:style-name="Standard">total 16</text:p>
      <text:p text:style-name="Standard">drwxr-xr-x 3 vinam vinam 4096 Jul <text:s/>2 17:15 ./</text:p>
      <text:p text:style-name="Standard">drwxr-xr-x 4 vinam vinam 4096 Jul <text:s/>2 17:15 ../</text:p>
      <text:p text:style-name="Standard">drwxr-xr-x 8 vinam vinam 4096 Jul <text:s/>2 17:15 .git/</text:p>
      <text:p text:style-name="Standard">-rw-r--r-- 1 vinam vinam <text:s text:c="2"/>10 Jul <text:s/>2 17:15 README.md</text:p>
      <text:p text:style-name="Standard">vinam@sysadmin-Inspiron-3647:~/public_html/project1$ ls -l</text:p>
      <text:p text:style-name="Standard">total 4</text:p>
      <text:p text:style-name="Standard">-rw-r--r-- 1 vinam vinam 10 Jul <text:s/>2 17:15 README.md</text:p>
      <text:p text:style-name="Standard">vinam@sysadmin-Inspiron-3647:~/public_html/project1$ vim README.md </text:p>
      <text:p text:style-name="Standard">vinam@sysadmin-Inspiron-3647:~/public_html/project1$ git status</text:p>
      <text:p text:style-name="Standard">On branch master</text:p>
      <text:p text:style-name="Standard">Your branch is up to date with 'origin/master'.</text:p>
      <text:p text:style-name="Standard"/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checkout -- &lt;file&gt;..." to discard changes in working directory)</text:p>
      <text:p text:style-name="Standard"/>
      <text:p text:style-name="Standard"><text:tab/>modified: <text:s text:c="2"/>README.md</text:p>
      <text:p text:style-name="Standard"/>
      <text:p text:style-name="Standard">no changes added to commit (use "git add" and/or "git commit -a")</text:p>
      <text:p text:style-name="Standard">vinam@sysadmin-Inspiron-3647:~/public_html/project1$ git push</text:p>
      <text:p text:style-name="Standard">Warning: Permanently added the RSA host key for IP address '192.30.253.113' to the list of known hosts.</text:p>
      <text:p text:style-name="Standard">Everything up-to-date</text:p>
      <text:p text:style-name="Standard">vinam@sysadmin-Inspiron-3647:~/public_html/project1$ git commit -m"data updated"</text:p>
      <text:p text:style-name="Standard"/>
      <text:p text:style-name="Standard">*** Please tell me who you are.</text:p>
      <text:p text:style-name="Standard"/>
      <text:p text:style-name="Standard">Run</text:p>
      <text:p text:style-name="Standard"/>
      <text:p text:style-name="Standard"><text:s text:c="2"/>git config --global user.email "you@example.com"</text:p>
      <text:p text:style-name="Standard"><text:s text:c="2"/>git config --global user.name "Your Name"</text:p>
      <text:p text:style-name="Standard"/>
      <text:p text:style-name="Standard">to set your account's default identity.</text:p>
      <text:p text:style-name="Standard">Omit --global to set the identity only in this repository.</text:p>
      <text:p text:style-name="Standard"/>
      <text:p text:style-name="Standard">fatal: unable to auto-detect email address (got 'vinam@sysadmin-Inspiron-3647.(none)')</text:p>
      <text:p text:style-name="Standard">vinam@sysadmin-Inspiron-3647:~/public_html/project1$ git config --global user.email "sreejith@vinamsolutions.com"</text:p>
      <text:p text:style-name="Standard">vinam@sysadmin-Inspiron-3647:~/public_html/project1$ git config --global user.name "sreejith"</text:p>
      <text:p text:style-name="Standard">vinam@sysadmin-Inspiron-3647:~/public_html/project1$ git commit -m"data updated"</text:p>
      <text:p text:style-name="Standard">On branch master</text:p>
      <text:p text:style-name="Standard">Your branch is up to date with 'origin/master'.</text:p>
      <text:p text:style-name="Standard"/>
      <text:p text:style-name="Standard">Changes not staged for commit:</text:p>
      <text:p text:style-name="Standard"><text:tab/>modified: <text:s text:c="2"/>README.md</text:p>
      <text:p text:style-name="Standard"/>
      <text:p text:style-name="Standard">no changes added to commit</text:p>
      <text:p text:style-name="Standard">vinam@sysadmin-Inspiron-3647:~/public_html/project1$ git push origin master</text:p>
      <text:p text:style-name="Standard">Everything up-to-date</text:p>
      <text:p text:style-name="Standard">vinam@sysadmin-Inspiron-3647:~/public_html/project1$ git log</text:p>
      <text:p text:style-name="Standard"><text:soft-page-break/>commit acbdff63000e8bac38ad3f2767d65f7e1edcb872 (HEAD -&gt; master, origin/master, origin/HEAD)</text:p>
      <text:p text:style-name="Standard">Author: sreejith1981 &lt;40762389+sreejith1981@users.noreply.github.com&gt;</text:p>
      <text:p text:style-name="Standard">Date: <text:s text:c="2"/>Mon Jul 2 17:11:02 2018 +0530</text:p>
      <text:p text:style-name="Standard"/>
      <text:p text:style-name="Standard"><text:s text:c="4"/>Initial commit</text:p>
      <text:p text:style-name="Standard">vinam@sysadmin-Inspiron-3647:~/public_html/project1$ git pull</text:p>
      <text:p text:style-name="Standard">Already up to date.</text:p>
      <text:p text:style-name="Standard">vinam@sysadmin-Inspiron-3647:~/public_html/project1$ ll</text:p>
      <text:p text:style-name="Standard">total 16</text:p>
      <text:p text:style-name="Standard">drwxr-xr-x 3 vinam vinam 4096 Jul <text:s/>2 17:16 ./</text:p>
      <text:p text:style-name="Standard">drwxr-xr-x 4 vinam vinam 4096 Jul <text:s/>2 17:15 ../</text:p>
      <text:p text:style-name="Standard">drwxr-xr-x 8 vinam vinam 4096 Jul <text:s/>2 17:19 .git/</text:p>
      <text:p text:style-name="Standard">-rw-r--r-- 1 vinam vinam <text:s text:c="2"/>31 Jul <text:s/>2 17:16 README.md</text:p>
      <text:p text:style-name="Standard">vinam@sysadmin-Inspiron-3647:~/public_html/project1$ cat README.md </text:p>
      <text:p text:style-name="Standard">1) This is a sample git projectvinam@sysadmin-Inspiron-3647:~/public_html/project1$ </text:p>
      <text:p text:style-name="Standard">vinam@sysadmin-Inspiron-3647:~/public_html/project1$ </text:p>
      <text:p text:style-name="Standard">vinam@sysadmin-Inspiron-3647:~/public_html/project1$ git commit .</text:p>
      <text:p text:style-name="Standard">[master 09d2b5f] updated</text:p>
      <text:p text:style-name="Standard"><text:s/>1 file changed, 1 insertion(+), 1 deletion(-)</text:p>
      <text:p text:style-name="Standard">vinam@sysadmin-Inspiron-3647:~/public_html/project1$ git push origin master</text:p>
      <text:p text:style-name="Standard">Counting objects: 3, done.</text:p>
      <text:p text:style-name="Standard">Writing objects: 100% (3/3), 269 bytes | 269.00 KiB/s, done.</text:p>
      <text:p text:style-name="Standard">Total 3 (delta 0), reused 0 (delta 0)</text:p>
      <text:p text:style-name="Standard">To github.com:sreejith1981/project1.git</text:p>
      <text:p text:style-name="Standard"><text:s text:c="3"/>acbdff6..09d2b5f <text:s/>master -&gt; master</text:p>
      <text:p text:style-name="Standard">vinam@sysadmin-Inspiron-3647:~/public_html/project1$ ll</text:p>
      <text:p text:style-name="Standard">total 16</text:p>
      <text:p text:style-name="Standard">drwxr-xr-x 3 vinam vinam 4096 Jul <text:s/>2 17:16 ./</text:p>
      <text:p text:style-name="Standard">drwxr-xr-x 4 vinam vinam 4096 Jul <text:s/>2 17:15 ../</text:p>
      <text:p text:style-name="Standard">drwxr-xr-x 8 vinam vinam 4096 Jul <text:s/>2 17:20 .git/</text:p>
      <text:p text:style-name="Standard">-rw-r--r-- 1 vinam vinam <text:s text:c="2"/>31 Jul <text:s/>2 17:16 README.md</text:p>
      <text:p text:style-name="Standard">vinam@sysadmin-Inspiron-3647:~/public_html/project1$ vim idex.php</text:p>
      <text:p text:style-name="Standard">vinam@sysadmin-Inspiron-3647:~/public_html/project1$ vim index.php</text:p>
      <text:p text:style-name="Standard">vinam@sysadmin-Inspiron-3647:~/public_html/project1$ git status</text:p>
      <text:p text:style-name="Standard">On branch master</text:p>
      <text:p text:style-name="Standard">Your branch is up to date with 'origin/master'.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index.php</text:p>
      <text:p text:style-name="Standard"/>
      <text:p text:style-name="Standard">nothing added to commit but untracked files present (use "git add" to track)</text:p>
      <text:p text:style-name="Standard">vinam@sysadmin-Inspiron-3647:~/public_html/project1$ ll</text:p>
      <text:p text:style-name="Standard">total 32</text:p>
      <text:p text:style-name="Standard">drwxr-xr-x 3 vinam vinam 4096 Jul <text:s/>2 17:35 ./</text:p>
      <text:p text:style-name="Standard">drwxr-xr-x 4 vinam vinam 4096 Jul <text:s/>2 17:15 ../</text:p>
      <text:p text:style-name="Standard">drwxr-xr-x 8 vinam vinam 4096 Jul <text:s/>2 17:21 .git/</text:p>
      <text:p text:style-name="Standard">-rw-r--r-- 1 vinam vinam <text:s text:c="2"/>23 Jul <text:s/>2 17:21 index.php</text:p>
      <text:p text:style-name="Standard">-rw-r--r-- 1 vinam vinam <text:s/>674 Jul <text:s/>2 17:35 MySQL_Con.php</text:p>
      <text:p text:style-name="Standard">-rw-r--r-- 1 vinam vinam <text:s text:c="2"/>31 Jul <text:s/>2 17:16 README.md</text:p>
      <text:p text:style-name="Standard">-rw-r--r-- 1 vinam vinam 1119 Jul <text:s/>2 17:35 Student_Action_Controller.php</text:p>
      <text:p text:style-name="Standard">-rw-r--r-- 1 vinam vinam 1664 Jul <text:s/>2 17:35 Student.php</text:p>
      <text:p text:style-name="Standard">vinam@sysadmin-Inspiron-3647:~/public_html/project1$ ls -l</text:p>
      <text:p text:style-name="Standard">total 20</text:p>
      <text:p text:style-name="Standard">-rw-r--r-- 1 vinam vinam <text:s text:c="2"/>23 Jul <text:s/>2 17:21 index.php</text:p>
      <text:p text:style-name="Standard"><text:soft-page-break/>-rw-r--r-- 1 vinam vinam <text:s/>674 Jul <text:s/>2 17:35 MySQL_Con.php</text:p>
      <text:p text:style-name="Standard">-rw-r--r-- 1 vinam vinam <text:s text:c="2"/>31 Jul <text:s/>2 17:16 README.md</text:p>
      <text:p text:style-name="Standard">-rw-r--r-- 1 vinam vinam 1119 Jul <text:s/>2 17:35 Student_Action_Controller.php</text:p>
      <text:p text:style-name="Standard">-rw-r--r-- 1 vinam vinam 1664 Jul <text:s/>2 17:35 Student.php</text:p>
      <text:p text:style-name="Standard">vinam@sysadmin-Inspiron-3647:~/public_html/project1$ git status</text:p>
      <text:p text:style-name="Standard">On branch master</text:p>
      <text:p text:style-name="Standard">Your branch is up to date with 'origin/master'.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MySQL_Con.php</text:p>
      <text:p text:style-name="Standard"><text:tab/>Student.php</text:p>
      <text:p text:style-name="Standard"><text:tab/>Student_Action_Controller.php</text:p>
      <text:p text:style-name="Standard"><text:tab/>index.php</text:p>
      <text:p text:style-name="Standard"/>
      <text:p text:style-name="Standard">nothing added to commit but untracked files present (use "git add" to track)</text:p>
      <text:p text:style-name="Standard">vinam@sysadmin-Inspiron-3647:~/public_html/project1$ </text:p>
      <text:p text:style-name="Standard">vinam@sysadmin-Inspiron-3647:~/public_html/project1$ git push</text:p>
      <text:p text:style-name="Standard">Everything up-to-date</text:p>
      <text:p text:style-name="Standard">vinam@sysadmin-Inspiron-3647:~/public_html/project1$ git status</text:p>
      <text:p text:style-name="Standard">On branch master</text:p>
      <text:p text:style-name="Standard">Your branch is up to date with 'origin/master'.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MySQL_Con.php</text:p>
      <text:p text:style-name="Standard"><text:tab/>Student.php</text:p>
      <text:p text:style-name="Standard"><text:tab/>Student_Action_Controller.php</text:p>
      <text:p text:style-name="Standard"><text:tab/>index.php</text:p>
      <text:p text:style-name="Standard"/>
      <text:p text:style-name="Standard">nothing added to commit but untracked files present (use "git add" to track)</text:p>
      <text:p text:style-name="Standard">vinam@sysadmin-Inspiron-3647:~/public_html/project1$ git add *</text:p>
      <text:p text:style-name="Standard">vinam@sysadmin-Inspiron-3647:~/public_html/project1$ git commit .</text:p>
      <text:p text:style-name="Standard">[master 3344f03] iOOP files added</text:p>
      <text:p text:style-name="Standard"><text:s/>4 files changed, 171 insertions(+)</text:p>
      <text:p text:style-name="Standard"><text:s/>create mode 100644 MySQL_Con.php</text:p>
      <text:p text:style-name="Standard"><text:s/>create mode 100644 Student.php</text:p>
      <text:p text:style-name="Standard"><text:s/>create mode 100644 Student_Action_Controller.php</text:p>
      <text:p text:style-name="Standard"><text:s/>create mode 100644 index.php</text:p>
      <text:p text:style-name="Standard">vinam@sysadmin-Inspiron-3647:~/public_html/project1$ git push</text:p>
      <text:p text:style-name="Standard">Counting objects: 6, done.</text:p>
      <text:p text:style-name="Standard">Delta compression using up to 4 threads.</text:p>
      <text:p text:style-name="Standard">Compressing objects: 100% (5/5), done.</text:p>
      <text:p text:style-name="Standard">Writing objects: 100% (6/6), 1.57 KiB | 1.57 MiB/s, done.</text:p>
      <text:p text:style-name="Standard">Total 6 (delta 0), reused 0 (delta 0)</text:p>
      <text:p text:style-name="Standard">To github.com:sreejith1981/project1.git</text:p>
      <text:p text:style-name="Standard"><text:s text:c="3"/>09d2b5f..3344f03 <text:s/>master -&gt; master</text:p>
      <text:p text:style-name="Standard">vinam@sysadmin-Inspiron-3647:~/public_html/project1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7:49:26.025939413</meta:creation-date>
    <dc:date>2018-07-02T17:50:08.129781616</dc:date>
    <meta:editing-duration>PT45S</meta:editing-duration>
    <meta:editing-cycles>1</meta:editing-cycles>
    <meta:document-statistic meta:table-count="0" meta:image-count="0" meta:object-count="0" meta:page-count="4" meta:paragraph-count="188" meta:word-count="1033" meta:character-count="8938" meta:non-whitespace-character-count="7936"/>
    <meta:generator>LibreOffice/6.0.3.2$Linux_X86_64 LibreOffice_project/00m0$Build-2</meta:generator>
  </office:meta>
</office:document-meta>
</file>